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2866"/>
    </style:style>
    <style:style style:name="P2" style:family="paragraph" style:parent-style-name="Standard">
      <style:text-properties officeooo:paragraph-rsid="0010c414"/>
    </style:style>
    <style:style style:name="P3" style:family="paragraph" style:parent-style-name="Standard">
      <style:text-properties officeooo:paragraph-rsid="001979a7"/>
    </style:style>
    <style:style style:name="P4" style:family="paragraph" style:parent-style-name="Standard">
      <style:text-properties officeooo:rsid="001979a7" officeooo:paragraph-rsid="001979a7"/>
    </style:style>
    <style:style style:name="P5" style:family="paragraph" style:parent-style-name="Standard">
      <style:text-properties officeooo:rsid="001bcc12" officeooo:paragraph-rsid="001bcc12"/>
    </style:style>
    <style:style style:name="P6" style:family="paragraph" style:parent-style-name="Standard">
      <style:text-properties officeooo:rsid="001bfd45" officeooo:paragraph-rsid="001bfd45"/>
    </style:style>
    <style:style style:name="P7" style:family="paragraph" style:parent-style-name="Standard">
      <style:text-properties officeooo:paragraph-rsid="001dee46"/>
    </style:style>
    <style:style style:name="P8" style:family="paragraph" style:parent-style-name="Standard">
      <style:text-properties officeooo:rsid="0021b0d5" officeooo:paragraph-rsid="0021b0d5"/>
    </style:style>
    <style:style style:name="P9" style:family="paragraph" style:parent-style-name="Standard">
      <style:text-properties officeooo:rsid="0023f561" officeooo:paragraph-rsid="0023f561"/>
    </style:style>
    <style:style style:name="P10" style:family="paragraph" style:parent-style-name="Standard">
      <style:text-properties officeooo:paragraph-rsid="00278ef9"/>
    </style:style>
    <style:style style:name="P11" style:family="paragraph" style:parent-style-name="Standard">
      <style:text-properties officeooo:paragraph-rsid="00292457"/>
    </style:style>
    <style:style style:name="P12" style:family="paragraph" style:parent-style-name="Standard">
      <style:text-properties officeooo:rsid="002d8b30" officeooo:paragraph-rsid="002d8b30"/>
    </style:style>
    <style:style style:name="P13" style:family="paragraph" style:parent-style-name="Standard">
      <style:text-properties officeooo:paragraph-rsid="002f7582"/>
    </style:style>
    <style:style style:name="P14" style:family="paragraph" style:parent-style-name="Standard">
      <style:text-properties officeooo:paragraph-rsid="0038d7df"/>
    </style:style>
    <style:style style:name="T1" style:family="text">
      <style:text-properties officeooo:rsid="000b11da"/>
    </style:style>
    <style:style style:name="T2" style:family="text">
      <style:text-properties officeooo:rsid="000c14a1"/>
    </style:style>
    <style:style style:name="T3" style:family="text">
      <style:text-properties officeooo:rsid="000c4f84"/>
    </style:style>
    <style:style style:name="T4" style:family="text">
      <style:text-properties officeooo:rsid="000f2866"/>
    </style:style>
    <style:style style:name="T5" style:family="text">
      <style:text-properties officeooo:rsid="000fd116"/>
    </style:style>
    <style:style style:name="T6" style:family="text">
      <style:text-properties officeooo:rsid="0010c414"/>
    </style:style>
    <style:style style:name="T7" style:family="text">
      <style:text-properties officeooo:rsid="0011b8db"/>
    </style:style>
    <style:style style:name="T8" style:family="text">
      <style:text-properties officeooo:rsid="0012cc95"/>
    </style:style>
    <style:style style:name="T9" style:family="text">
      <style:text-properties officeooo:rsid="0014acfd"/>
    </style:style>
    <style:style style:name="T10" style:family="text">
      <style:text-properties officeooo:rsid="00155772"/>
    </style:style>
    <style:style style:name="T11" style:family="text">
      <style:text-properties officeooo:rsid="00189bbb"/>
    </style:style>
    <style:style style:name="T12" style:family="text">
      <style:text-properties officeooo:rsid="001979a7"/>
    </style:style>
    <style:style style:name="T13" style:family="text">
      <style:text-properties officeooo:rsid="001a67d9"/>
    </style:style>
    <style:style style:name="T14" style:family="text">
      <style:text-properties officeooo:rsid="001bfd45"/>
    </style:style>
    <style:style style:name="T15" style:family="text">
      <style:text-properties officeooo:rsid="001c6a97"/>
    </style:style>
    <style:style style:name="T16" style:family="text">
      <style:text-properties officeooo:rsid="001dee46"/>
    </style:style>
    <style:style style:name="T17" style:family="text">
      <style:text-properties officeooo:rsid="001ee0bb"/>
    </style:style>
    <style:style style:name="T18" style:family="text">
      <style:text-properties officeooo:rsid="00218e27"/>
    </style:style>
    <style:style style:name="T19" style:family="text">
      <style:text-properties officeooo:rsid="0022e38b"/>
    </style:style>
    <style:style style:name="T20" style:family="text">
      <style:text-properties officeooo:rsid="0024888a"/>
    </style:style>
    <style:style style:name="T21" style:family="text">
      <style:text-properties officeooo:rsid="0024a7ed"/>
    </style:style>
    <style:style style:name="T22" style:family="text">
      <style:text-properties officeooo:rsid="002665b4"/>
    </style:style>
    <style:style style:name="T23" style:family="text">
      <style:text-properties officeooo:rsid="00278ef9"/>
    </style:style>
    <style:style style:name="T24" style:family="text">
      <style:text-properties officeooo:rsid="00292457"/>
    </style:style>
    <style:style style:name="T25" style:family="text">
      <style:text-properties officeooo:rsid="00298f1b"/>
    </style:style>
    <style:style style:name="T26" style:family="text">
      <style:text-properties officeooo:rsid="002ae5ae"/>
    </style:style>
    <style:style style:name="T27" style:family="text">
      <style:text-properties officeooo:rsid="002b1bfd"/>
    </style:style>
    <style:style style:name="T28" style:family="text">
      <style:text-properties officeooo:rsid="002c64d4"/>
    </style:style>
    <style:style style:name="T29" style:family="text">
      <style:text-properties officeooo:rsid="002cde00"/>
    </style:style>
    <style:style style:name="T30" style:family="text">
      <style:text-properties officeooo:rsid="002d46ba"/>
    </style:style>
    <style:style style:name="T31" style:family="text">
      <style:text-properties officeooo:rsid="002d8b30"/>
    </style:style>
    <style:style style:name="T32" style:family="text">
      <style:text-properties officeooo:rsid="002ee762"/>
    </style:style>
    <style:style style:name="T33" style:family="text">
      <style:text-properties officeooo:rsid="0030cb18"/>
    </style:style>
    <style:style style:name="T34" style:family="text">
      <style:text-properties officeooo:rsid="0031b502"/>
    </style:style>
    <style:style style:name="T35" style:family="text">
      <style:text-properties officeooo:rsid="00340c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ste trabajo se desarrolla mayoritariamente en el </text:span><text:span text:style-name="T3">área</text:span><text:span text:style-name="T1"> de la teoría de grupos, teoría de monoides y criptografía. <text:s/></text:span><text:span text:style-name="T3">Haremos</text:span><text:span text:style-name="T2"> una revisión tanto de la construcción de l</text:span><text:span text:style-name="T3">a</text:span><text:span text:style-name="T2">s </text:span><text:span text:style-name="T3">trenzas</text:span><text:span text:style-name="T2"> <text:s/></text:span><text:span text:style-name="T3">y los </text:span><text:span text:style-name="T2">grupos de trenzas como de </text:span><text:span text:style-name="T3">métodos criptográficos que basen su seguridad en problemas relacionados con el grupo de trenzas. Se hará</text:span><text:span text:style-name="T2"> </text:span><text:span text:style-name="T3">hincapié en el estudio de los monoides de Garside que nos permitirán hacer un uso práctico de las trenzas de forma que podremos trabajar con ellas desde un punto de vista computacional y que permiten la creación de algoritmos que las involucren. </text:span><text:span text:style-name="T27">También nos proporcionará soluciones para el problema del conjugado y el problema de palabra.</text:span></text:p>
      <text:p text:style-name="P1"/>
      <text:p text:style-name="P1"><text:span text:style-name="T4">Comenzamos el trabajo repasando</text:span><text:span text:style-name="T1"> conceptos y resultados </text:span><text:span text:style-name="T2">básicos sobre grupos </text:span><text:span text:style-name="T4">necesarios</text:span><text:span text:style-name="T2"> para la construcción del grupo de trenzas como pueden ser los grupos cocientes y </text:span><text:span text:style-name="T4">las presentaciones de grupos.</text:span></text:p>
      <text:p text:style-name="P1"/>
      <text:p text:style-name="P1"><text:span text:style-name="T4">I</text:span>ntroduci<text:span text:style-name="T4">mos</text:span> la definición de monoide <text:span text:style-name="T5">junto con</text:span> <text:span text:style-name="T5">dos</text:span> tipos de monoides, <text:span text:style-name="T4">los monoides libres </text:span><text:span text:style-name="T5">y</text:span><text:span text:style-name="T4"> los monoides atómicos, </text:span>que cumplen características específicas cada uno. Estos monoides nos <text:span text:style-name="T5">permiten</text:span> trabajar con diferentes presentaciones de monoide. <text:span text:style-name="T28">B</text:span>ajo las hipótesis de trabajar con un monoide que posea una presentación ponderada nos <text:span text:style-name="T5">aporta</text:span> una solución al problema de palabra y al problema de divisibilidad.</text:p>
      <text:p text:style-name="P1"/>
      <text:p text:style-name="P2"><text:span text:style-name="T6">Partiendo de un monoide atómico $M$ y un subconjunto suyo $\Sigma$, definimos el monoide $M_\sigma$. </text:span><text:span text:style-name="T7">Con</text:span><text:span text:style-name="T6"> esta definición podemos enunciar un teorema de gran relevancia, ya que bajo las hipótesis que presupone </text:span><text:span text:style-name="T7">obtenemos</text:span><text:span text:style-name="T6"> en $M_\Sigma$ una forma normal, la propiedad de cancelatividad, una solución al problema de palabra </text:span><text:span text:style-name="T7">(</text:span><text:span text:style-name="T6">heredada de la obtenida con las presentaciones</text:span><text:span text:style-name="T7">)</text:span><text:span text:style-name="T6"> y una solución al problema del conjugado. Además, </text:span><text:span text:style-name="T7">teniendo el concepto</text:span><text:span text:style-name="T6"> de conjunto exhaustivo </text:span><text:span text:style-name="T7">s</text:span><text:span text:style-name="T35">omos </text:span><text:span text:style-name="T7">capaces</text:span><text:span text:style-name="T6"> de </text:span><text:span text:style-name="T7">poder</text:span><text:span text:style-name="T6"> identificar el monoide $M_\Sigma$ con el monoide $M$ del que deriva.</text:span></text:p>
      <text:p text:style-name="P2"/>
      <text:p text:style-name="P2"><text:span text:style-name="T9">Con los monoides conseguimos un conjunto de resultados de gran utilidad. </text:span><text:s/>En última instancia nosotros vamos a trabajar con el grupo de trenzas y nos interesa ver como podemos obtener resultados sobre grupos a partir de los <text:span text:style-name="T11">que se obtienen</text:span> sobre monoides. Con este fin <text:span text:style-name="T9">se</text:span> introduc<text:span text:style-name="T9">en</text:span> los grupos de fracciones y los monoides pre-Garside. <text:span text:style-name="T31">Un monoide pre-Garside se define como un par $(M,\Delta)$ donde $M$ es un monoide y $\Delta$ un elemento de $M$ que cumple ciertas propiedades. Ha dicho elemento se le denomina elemento de Garside. </text:span><text:span text:style-name="T8">Entre</text:span> un monoide pre-Garside y su grupo de fracciones <text:span text:style-name="T8">se establece un monomorfismo, d</text:span>e forma <text:span text:style-name="T8">que </text:span>podemos identificar el monoide pre-Garside como un subconjunto del grupo de fracciones. <text:span text:style-name="T9">Gracias a esto</text:span> <text:span text:style-name="T9">conseguimos</text:span> una forma normal para el grupo de fracciones como producto de una potencia del elemento de Garside y elementos del monoide. Esta forma normal <text:span text:style-name="T9">a la que llamamos forma normal </text:span>greedy <text:span text:style-name="T10">es la que utilizamos</text:span> para trabajar con el grupo de trenzas. Además, <text:span text:style-name="T10">se puede</text:span> reducir el problema del conjugado en el grupo de fracciones a un problema del conjugado <text:span text:style-name="T10">equivalente </text:span>en el monoide.</text:p>
      <text:p text:style-name="P2"/>
      <text:p text:style-name="P12">Un monoide de Garside es un monoide pre-Garside $(M,\Delta)$ <text:span text:style-name="T32">donde $M$ es atómico y siendo $\Sigma$ el conjunto de divisores de $\Delta$ se tiene que para cualesquiera dos átomos $s,t$ de $M$, el conjunto</text:span></text:p>
      <text:p text:style-name="P12">$$\{a\in\Sigma\mid s\preceq a,\ t\preceq a \}$$</text:p>
      <text:p text:style-name="P12">tiene un elemento mínimo $\Delta_{s,t}$ (con respecto a $\preceq$).</text:p>
      <text:p text:style-name="P13"><text:span text:style-name="T32">Un</text:span> monoide de Garside <text:span text:style-name="T32">es</text:span> exhaustivo <text:span text:style-name="T32">cuando $1\in\Sigma$ y $M$ posee una presentación cuyos generadores y relaciones pertenecen a $\Sigma$. El monoide de Garside exhaustivo</text:span> <text:span text:style-name="T11">consigue</text:span> reunir las características obtenidas, por una parte, del monoide $M_\Sigma$, y por otra, de los monoides pre-Garside. De esta forma <text:span text:style-name="T11">con </text:span>los monoides de Garside exhaustivos <text:span text:style-name="T11">obtenemos</text:span> lo que <text:span text:style-name="T11">buscamos para poder trabajar con el grupo de trenzas</text:span>, una forma normal en el grupo de fracciones, que a su vez resuelve el problema de palabra y una solución al problema del conjugado en el grupo de fracciones. <text:span text:style-name="T33">También </text:span><text:span text:style-name="T34">conseguimos </text:span><text:span text:style-name="T33">otras propiedades deseables como son la cancelatividad </text:span><text:span text:style-name="T34">o la existencia y unicidad de máximo común divisor y mínimo común múltiplo en $M$.</text:span></text:p>
      <text:p text:style-name="P2"><text:soft-page-break/></text:p>
      <text:p text:style-name="P2"/>
      <text:p text:style-name="P3"><text:span text:style-name="T29">Fue el matemático Emil Artin quien en la primera mitad del siglo XX acuño los </text:span><text:span text:style-name="T34">términos</text:span><text:span text:style-name="T29"> de trenza y grupo de trenzas. Primero dió una definición topológica del grupo de trenzas y no fue hasta años después que obtuvo </text:span><text:span text:style-name="T30">una definición algebraica equivalente del grupo de trenzas a partir de </text:span><text:span text:style-name="T29">una presentación </text:span><text:span text:style-name="T30">de grupo</text:span><text:span text:style-name="T29"> explicita. </text:span><text:span text:style-name="T11">La definición algebraica </text:span><text:span text:style-name="T12">se conoce como grupo de trenzas de Artin y es el grupo generado por $n-1$ elementos $\sigma_1, \sigma_2,...,\sigma_{n-1}$ y las relaciones de trenza</text:span></text:p>
      <text:p text:style-name="P14">$$\sigma_i\sigma_j = \sigma_j\sigma_i,$$</text:p>
      <text:p text:style-name="P14">para todo $i,j\in\{1,2,...,n-1\}$ con $|i-j|\geq 2$ y</text:p>
      <text:p text:style-name="P14"/>
      <text:p text:style-name="P14">$$\sigma_i\sigma_{i+1}\sigma_i =\sigma_{i+1}\sigma_i\sigma_{i+1},$$</text:p>
      <text:p text:style-name="P14">para todo $i\in\{1,2,...,n-2\}$.</text:p>
      <text:p text:style-name="P3"/>
      <text:p text:style-name="P4">La definición <text:span text:style-name="T13">topológica de trenza es más intuitiva y se hace a partir del concepto de trenza geométrica de $n$ hebras. Una trenza geométrica de $n$ hebras, con $n \geq 1$, es un subconjunto $\mathcal{B}\subset\mathbb{R}^2\times I$ formado por $n$ intervalos topológicos (subconjuntos de $\mathbb{R}^2\times I$ homeomorfos al intervalo $[0,1]$) disjuntos llamados hebras de tal manera que la proyección $\mathbb{R}^2\times I\rightarrow I$ establezca un homeomorfismo de cada hebra en $I$ y</text:span></text:p>
      <text:p text:style-name="P4">$$\mathcal{B}\cap(\mathbb{R}^2\times \{0\})=\{(1,0,0),(2,0,0),...,(n,0,0)\},$$</text:p>
      <text:p text:style-name="P4">$$\mathcal{B}\cap(\mathbb{R}^2\times \{1\})=\{(1,0,1),(2,0,1),...,(n,0,1)\}.$$</text:p>
      <text:p text:style-name="P4">Cada hebra de $\mathcal{B}$ interseca con el plano $\mathbb{R}^2\times \{t\}$ con $t\in I$ en un único punto y conecta un punto $(i,0,0)$ con un punto $(s(i),0,1)$ donde $i,s(i)\in\{1,2,...,n\}$. La sucesión $(s(1),s(2),...,s(n))$ es una permutación del conjunto $\{1,2,...,n\}$ llamada permutación subyacente de $\mathcal{B}$.</text:p>
      <text:p text:style-name="P4"/>
      <text:p text:style-name="P5">A través de isotopías que informalmente no son más que deformaciones de una trenza geométrica en otra se establece una relación de equivalencia. Al conjunto de clases de equivalencia <text:span text:style-name="T14">asociadas a esta relación</text:span> <text:span text:style-name="T14">se les denomina trenzas de $n$ hebras.</text:span></text:p>
      <text:p text:style-name="P5"/>
      <text:p text:style-name="P6">La trenzas geométricas las podemos representar mediante diagramas de trenza que son proyecciones en el plano. <text:span text:style-name="T15">A través de la concatenación de los diagramas de trenza se define el producto de trenzas. El conjunto de trenzas de $n$ hebras junto con esta operación forman un grupo. Finalmente se demuestra que este grupo es equivalente al grupo de trenzas de Artin.</text:span></text:p>
      <text:p text:style-name="P6"/>
      <text:p text:style-name="P7"><text:span text:style-name="T18">Construimos</text:span><text:span text:style-name="T16"> el monoide de trenzas </text:span><text:span text:style-name="T18">utilizando </text:span><text:span text:style-name="T16">la presentación del grupo de trenzas como presentación de monoide. A las trenzas de este monoide se les llama trenzas positivas. El par formado por </text:span><text:span text:style-name="T17">el monoide de trenzas y el elemento de Garside $\Delta_n$ constituye un monoide de Garside exhaustivo y el grupo de fracciones asociado es el grupo de trenzas, podiendo utilizar todas los resultados y características mencionados anteriormente.</text:span></text:p>
      <text:p text:style-name="P7"/>
      <text:p text:style-name="P8">Realizamos un repaso sobre conceptos básicos de criptografía y en que consisten los principales métodos criptográficos <text:span text:style-name="T19">como son el cifrado simétrico y asimétrico, el intercambio de llaves, la firma digital o la autenticación.</text:span></text:p>
      <text:p text:style-name="P8"/>
      <text:p text:style-name="P9">Para poder aplicar el uso de grupo de trenzas en criptografía utilizamos las plataformas criptográficas, <text:span text:style-name="T20">protocolos criptográficos basados en objetos algebraicos. <text:s/>Si el objeto algebraico utilizado es un grupo, a este se le llama grupo plataforma. La seguridad de un protocolo criptográfico depende entonces de la dificultad, computacional o teórica, de resolver un problema de teoría de grupos en el grupo de plataforma. Para que un grupo de plataforma $G$ sea adecuado para un protocolo criptográfico basado en grupos, $G$ debe poseer ciertas propiedades que hagan el </text:span><text:soft-page-break/><text:span text:style-name="T20">protocolo tanto eficiente de implementar como seguro. </text:span><text:span text:style-name="T21">Debe poseer una presentación finita. Además tiene que tener una forma normal para representar los elementos de forma única. Es deseable que el conjunto de elementos que se pueden representar con una cierta longitud máxima crezca exponencialmente con esta. Es importante que presente una buena difusión al </text:span><text:span text:style-name="T22">determinar las formas normales de los productos, es decir, que al encontrar la forma normal de un producto es complejo computacionalmente calcular los factores. </text:span><text:span text:style-name="T23">Por último, el grupo ha de contar con un problema de grupo lo suficientemente complejo como para que no se pueda resolver computacionalmente.</text:span></text:p>
      <text:p text:style-name="P9"/>
      <text:p text:style-name="P10"><text:span text:style-name="T23">Repasamos varios métodos criptográficos basados en el grupo de trenzas y el problema del conjugado o variantes suyos, </text:span><text:span text:style-name="T24">como sus algoritmos</text:span><text:span text:style-name="T23">. </text:span><text:span text:style-name="T24">E</text:span><text:span text:style-name="T23">ntre </text:span><text:span text:style-name="T24">ellos</text:span><text:span text:style-name="T23"> se encuentran los esquemas de intercambio de llave </text:span><text:span text:style-name="T24">de Anshel-Anshel-Goldfeld y Ko, Lee et al, que fueron los primeros intentos de usar grupos no abelianos como grupo plataforma. De estos se realiza una implementación y se hace un estudio de los tiempos de ejecución variando los parámetros de los algoritmo.</text:span></text:p>
      <text:p text:style-name="P10"/>
      <text:p text:style-name="P11"><text:span text:style-name="T24">Por último se dedica un apartado al criptoanálisis de este tipo métodos. </text:span><text:span text:style-name="T25">En esencia para romper estos tipos de métodos basta con resolver el problema del conjugado. Hablamos de varias técnicas para resolver este problema computacionalmente, </text:span><text:span text:style-name="T28">puesto que la solución que nos aportan los monoides de Garside es teórica y no se puede calcular en la práctica.</text:span><text:span text:style-name="T25"> </text:span><text:span text:style-name="T28">Estos</text:span><text:span text:style-name="T25"> son el cáculo de los super conjuntos cumbre, </text:span><text:span text:style-name="T26">los </text:span><text:span text:style-name="T25">ataques basados en longitud y </text:span><text:span text:style-name="T26">los </text:span><text:span text:style-name="T25">ataques teóricos de representación. También </text:span><text:span text:style-name="T26">mostramos</text:span><text:span text:style-name="T25"> un</text:span><text:span text:style-name="T26">a</text:span><text:span text:style-name="T25"> heurística </text:span><text:span text:style-name="T26">para resolver el problema del conjugado de la cual llevamos a cabo una implementación. Realizamos diferentes ejecuciones del algoritmo para diferentes problemas del conjugado y mostrar su tasa de acierta. También se muestran los resultados obtenidos por la implementación del autor original.</text:span></text:p>
      <text:p text:style-name="P4"/>
      <text:p text:style-name="P4"/>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3:32:33.728540992</meta:creation-date>
    <dc:date>2021-10-26T13:27:21.712619409</dc:date>
    <meta:editing-duration>PT2H24M46S</meta:editing-duration>
    <meta:editing-cycles>8</meta:editing-cycles>
    <meta:generator>LibreOffice/6.4.6.2$Linux_X86_64 LibreOffice_project/40$Build-2</meta:generator>
    <meta:document-statistic meta:table-count="0" meta:image-count="0" meta:object-count="0" meta:page-count="3" meta:paragraph-count="25" meta:word-count="1426" meta:character-count="9404" meta:non-whitespace-character-count="7999"/>
  </office:meta>
</office:document-meta>
</file>